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04cm" fo:min-width="2.687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18cm" fo:min-width="2.704cm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04cm" fo:min-width="3.755cm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04cm" fo:min-width="2.704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1.762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813cm" fo:min-width="3.23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2.696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2.162cm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style:font-size-asian="18pt" style:font-size-complex="18pt"/>
    </style:style>
    <style:style style:name="P2" style:family="paragraph">
      <loext:graphic-properties draw:fill="none" draw:fill-color="#000000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000000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187cm" svg:height="1.054cm" svg:x="3.136cm" svg:y="5.007cm">
          <text:p text:style-name="P1"><text:span text:style-name="T1">Ag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204cm" svg:height="1.068cm" svg:x="12.714cm" svg:y="11.382cm">
          <text:p text:style-name="P3">Ev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255cm" svg:height="1.054cm" svg:x="22.309cm" svg:y="5.007cm">
          <text:p text:style-name="P3">Interval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204cm" svg:height="1.054cm" svg:x="12.714cm" svg:y="5.007cm">
          <text:p text:style-name="P3">Luo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522cm" svg:height="1.071cm" svg:x="2.335cm" svg:y="8.186cm">
          <text:p text:style-name="P1"><text:span text:style-name="T1">Ch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7.459cm" svg:height="2.125cm" svg:x="10.578cm" svg:y="14.575cm">
          <text:p text:style-name="P3">Credenz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6.391cm" svg:height="1.071cm" svg:x="21.241cm" svg:y="8.186cm">
          <text:p text:style-name="P3">Quand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5.323cm" svg:height="1.071cm" svg:x="11.646cm" svg:y="8.186cm">
          <text:p text:style-name="P3">Dov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7" draw:layer="layout" svg:x1="3.13cm" svg:y1="5.535cm" svg:x2="1cm" svg:y2="5.535cm">
          <text:p/>
        </draw:line>
        <draw:line draw:style-name="gr9" draw:text-style-name="P7" draw:layer="layout" svg:x1="8.456cm" svg:y1="5.535cm" svg:x2="8.456cm" svg:y2="8.726cm">
          <text:p/>
        </draw:line>
        <draw:line draw:style-name="gr9" draw:text-style-name="P7" draw:layer="layout" svg:x1="2.331cm" svg:y1="8.724cm" svg:x2="2.065cm" svg:y2="8.724cm">
          <text:p/>
        </draw:line>
        <draw:line draw:style-name="gr9" draw:text-style-name="P7" draw:layer="layout" svg:x1="14.314cm" svg:y1="14.574cm" svg:x2="14.314cm" svg:y2="12.447cm">
          <text:p/>
        </draw:line>
        <draw:line draw:style-name="gr9" draw:text-style-name="P7" draw:layer="layout" svg:x1="27.628cm" svg:y1="8.724cm" svg:x2="27.628cm" svg:y2="11.915cm">
          <text:p/>
        </draw:line>
        <draw:line draw:style-name="gr9" draw:text-style-name="P7" draw:layer="layout" svg:x1="6.858cm" svg:y1="8.724cm" svg:x2="8.455cm" svg:y2="8.724cm">
          <text:p/>
        </draw:line>
        <draw:line draw:style-name="gr9" draw:text-style-name="P7" draw:layer="layout" svg:x1="12.717cm" svg:y1="11.915cm" svg:x2="2.065cm" svg:y2="11.915cm">
          <text:p/>
        </draw:line>
        <draw:line draw:style-name="gr9" draw:text-style-name="P7" draw:layer="layout" svg:x1="2.065cm" svg:y1="8.724cm" svg:x2="2.065cm" svg:y2="11.915cm">
          <text:p/>
        </draw:line>
        <draw:line draw:style-name="gr9" draw:text-style-name="P7" draw:layer="layout" svg:x1="20.172cm" svg:y1="5.535cm" svg:x2="20.172cm" svg:y2="8.726cm">
          <text:p/>
        </draw:line>
        <draw:line draw:style-name="gr9" draw:text-style-name="P7" draw:layer="layout" svg:x1="8.456cm" svg:y1="5.535cm" svg:x2="6.326cm" svg:y2="5.535cm">
          <text:p/>
        </draw:line>
        <draw:line draw:style-name="gr9" draw:text-style-name="P7" draw:layer="layout" svg:x1="22.302cm" svg:y1="5.535cm" svg:x2="20.172cm" svg:y2="5.535cm">
          <text:p/>
        </draw:line>
        <draw:line draw:style-name="gr9" draw:text-style-name="P7" draw:layer="layout" svg:x1="28.8cm" svg:y1="5.535cm" svg:x2="26.563cm" svg:y2="5.535cm">
          <text:p/>
        </draw:line>
        <draw:line draw:style-name="gr9" draw:text-style-name="P7" draw:layer="layout" svg:x1="28.693cm" svg:y1="5.535cm" svg:x2="28.693cm" svg:y2="15.638cm">
          <text:p/>
        </draw:line>
        <draw:line draw:style-name="gr9" draw:text-style-name="P7" draw:layer="layout" svg:x1="28.8cm" svg:y1="15.636cm" svg:x2="18.042cm" svg:y2="15.636cm">
          <text:p/>
        </draw:line>
        <draw:line draw:style-name="gr9" draw:text-style-name="P7" draw:layer="layout" svg:x1="21.237cm" svg:y1="8.724cm" svg:x2="20.172cm" svg:y2="8.724cm">
          <text:p/>
        </draw:line>
        <draw:line draw:style-name="gr9" draw:text-style-name="P7" draw:layer="layout" svg:x1="27.629cm" svg:y1="11.915cm" svg:x2="15.912cm" svg:y2="11.915cm">
          <text:p/>
        </draw:line>
        <draw:line draw:style-name="gr9" draw:text-style-name="P7" draw:layer="layout" svg:x1="1cm" svg:y1="5.535cm" svg:x2="1cm" svg:y2="15.638cm">
          <text:p/>
        </draw:line>
        <draw:line draw:style-name="gr9" draw:text-style-name="P7" draw:layer="layout" svg:x1="10.587cm" svg:y1="15.636cm" svg:x2="1cm" svg:y2="15.636cm">
          <text:p/>
        </draw:line>
        <draw:line draw:style-name="gr9" draw:text-style-name="P7" draw:layer="layout" svg:x1="14.314cm" svg:y1="11.383cm" svg:x2="14.314cm" svg:y2="9.256cm">
          <text:p/>
        </draw:line>
        <draw:line draw:style-name="gr9" draw:text-style-name="P7" draw:layer="layout" svg:x1="14.314cm" svg:y1="8.193cm" svg:x2="14.314cm" svg:y2="6.066cm">
          <text:p/>
        </draw:line>
        <draw:frame draw:style-name="gr10" draw:text-style-name="P9" draw:layer="layout" svg:width="2.136cm" svg:height="0.776cm" svg:x="6.323cm" svg:y="4.79cm">
          <draw:text-box>
            <text:p text:style-name="P8"><text:span text:style-name="T2">(0,N)</text:span></text:p>
          </draw:text-box>
        </draw:frame>
        <draw:frame draw:style-name="gr10" draw:text-style-name="P9" draw:layer="layout" svg:width="2.136cm" svg:height="0.776cm" svg:x="10.578cm" svg:y="11.166cm">
          <draw:text-box>
            <text:p text:style-name="P8"><text:span text:style-name="T2">(0,N)</text:span></text:p>
          </draw:text-box>
        </draw:frame>
        <draw:frame draw:style-name="gr10" draw:text-style-name="P9" draw:layer="layout" svg:width="2.119cm" svg:height="0.776cm" svg:x="15.918cm" svg:y="11.167cm">
          <draw:text-box>
            <text:p text:style-name="P8"><text:span text:style-name="T2">(0,N)</text:span></text:p>
          </draw:text-box>
        </draw:frame>
        <draw:frame draw:style-name="gr10" draw:text-style-name="P9" draw:layer="layout" svg:width="2.136cm" svg:height="0.776cm" svg:x="13.882cm" svg:y="10.431cm">
          <draw:text-box>
            <text:p text:style-name="P8"><text:span text:style-name="T2">(0,N)</text:span></text:p>
          </draw:text-box>
        </draw:frame>
        <draw:frame draw:style-name="gr11" draw:text-style-name="P9" draw:layer="layout" svg:width="2.136cm" svg:height="0.779cm" svg:x="13.882cm" svg:y="6.282cm">
          <draw:text-box>
            <text:p text:style-name="P8"><text:span text:style-name="T2">(1,N)</text:span></text:p>
          </draw:text-box>
        </draw:frame>
        <draw:frame draw:style-name="gr10" draw:text-style-name="P9" draw:layer="layout" svg:width="2.119cm" svg:height="0.776cm" svg:x="20.073cm" svg:y="4.795cm">
          <draw:text-box>
            <text:p text:style-name="P8"><text:span text:style-name="T2">(1,N)</text:span></text:p>
          </draw:text-box>
        </draw:frame>
        <draw:frame draw:style-name="gr10" draw:text-style-name="P9" draw:layer="layout" svg:width="2.136cm" svg:height="0.776cm" svg:x="26.564cm" svg:y="4.796cm">
          <draw:text-box>
            <text:p text:style-name="P8"><text:span text:style-name="T2">(0,N)</text:span></text:p>
          </draw:text-box>
        </draw:frame>
        <draw:frame draw:style-name="gr12" draw:text-style-name="P9" draw:layer="layout" svg:width="2.136cm" svg:height="0.762cm" svg:x="13.882cm" svg:y="12.717cm">
          <draw:text-box>
            <text:p text:style-name="P8"><text:span text:style-name="T2">(0,N)</text:span></text:p>
          </draw:text-box>
        </draw:frame>
        <draw:frame draw:style-name="gr10" draw:text-style-name="P9" draw:layer="layout" svg:width="2.136cm" svg:height="0.776cm" svg:x="1cm" svg:y="4.791cm">
          <draw:text-box>
            <text:p text:style-name="P8"><text:span text:style-name="T2">(0,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1T16:33:20.136914586</dc:date>
    <meta:editing-duration>PT31M18S</meta:editing-duration>
    <meta:editing-cycles>4</meta:editing-cycles>
    <meta:generator>LibreOffice/7.3.7.2$Linux_X86_64 LibreOffice_project/30$Build-2</meta:generator>
    <meta:document-statistic meta:object-count="37"/>
  </office:meta>
</office:document-meta>
</file>